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a8" officeooo:paragraph-rsid="00134da8"/>
    </style:style>
    <style:style style:name="P2" style:family="paragraph" style:parent-style-name="Standard">
      <style:text-properties officeooo:rsid="0014d08b" officeooo:paragraph-rsid="0014d08b"/>
    </style:style>
    <style:style style:name="P3" style:family="paragraph" style:parent-style-name="Standard">
      <style:text-properties officeooo:rsid="00189730" officeooo:paragraph-rsid="00189730"/>
    </style:style>
    <style:style style:name="P4" style:family="paragraph" style:parent-style-name="Standard">
      <style:text-properties officeooo:rsid="00191806" officeooo:paragraph-rsid="00191806"/>
    </style:style>
    <style:style style:name="P5" style:family="paragraph" style:parent-style-name="Standard">
      <style:text-properties officeooo:rsid="001b842a" officeooo:paragraph-rsid="001b842a"/>
    </style:style>
    <style:style style:name="P6" style:family="paragraph" style:parent-style-name="Standard">
      <style:text-properties officeooo:rsid="001fce1f" officeooo:paragraph-rsid="00191806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134da8" officeooo:paragraph-rsid="00134da8" style:font-size-asian="15pt" style:font-size-complex="15pt"/>
    </style:style>
    <style:style style:name="P8" style:family="paragraph" style:parent-style-name="Standard" style:list-style-name="L1">
      <style:text-properties officeooo:paragraph-rsid="0013c53c"/>
    </style:style>
    <style:style style:name="P9" style:family="paragraph" style:parent-style-name="Standard" style:list-style-name="L1">
      <style:text-properties officeooo:rsid="0013c53c" officeooo:paragraph-rsid="0013c53c"/>
    </style:style>
    <style:style style:name="P10" style:family="paragraph" style:parent-style-name="Standard" style:list-style-name="L3">
      <style:text-properties officeooo:rsid="0013c53c" officeooo:paragraph-rsid="0013c53c"/>
    </style:style>
    <style:style style:name="P11" style:family="paragraph" style:parent-style-name="Standard" style:list-style-name="L4">
      <style:text-properties officeooo:rsid="0013c53c" officeooo:paragraph-rsid="0013c53c"/>
    </style:style>
    <style:style style:name="P12" style:family="paragraph" style:parent-style-name="Standard" style:list-style-name="L6">
      <style:text-properties officeooo:rsid="0013c53c" officeooo:paragraph-rsid="0013c53c"/>
    </style:style>
    <style:style style:name="P13" style:family="paragraph" style:parent-style-name="Standard" style:list-style-name="L7">
      <style:text-properties officeooo:rsid="0013c53c" officeooo:paragraph-rsid="0013c53c"/>
    </style:style>
    <style:style style:name="P14" style:family="paragraph" style:parent-style-name="Standard" style:list-style-name="L2">
      <style:text-properties officeooo:paragraph-rsid="00134da8"/>
    </style:style>
    <style:style style:name="P15" style:family="paragraph" style:parent-style-name="Standard" style:list-style-name="L3">
      <style:text-properties officeooo:rsid="00134da8" officeooo:paragraph-rsid="00134da8"/>
    </style:style>
    <style:style style:name="P16" style:family="paragraph" style:parent-style-name="Standard" style:list-style-name="L5">
      <style:text-properties officeooo:rsid="00134da8" officeooo:paragraph-rsid="00134da8"/>
    </style:style>
    <style:style style:name="P17" style:family="paragraph" style:parent-style-name="Standard" style:list-style-name="L6">
      <style:text-properties officeooo:rsid="0014d08b" officeooo:paragraph-rsid="0014d08b"/>
    </style:style>
    <style:style style:name="P18" style:family="paragraph" style:parent-style-name="Standard" style:list-style-name="L7">
      <style:text-properties officeooo:rsid="0014d08b" officeooo:paragraph-rsid="0014d08b"/>
    </style:style>
    <style:style style:name="P19" style:family="paragraph" style:parent-style-name="Standard" style:list-style-name="L8">
      <style:text-properties fo:font-weight="bold" officeooo:rsid="0014d08b" officeooo:paragraph-rsid="00189730" style:font-weight-asian="bold" style:font-weight-complex="bold"/>
    </style:style>
    <style:style style:name="P20" style:family="paragraph" style:parent-style-name="Standard" style:list-style-name="L9">
      <style:text-properties officeooo:rsid="00189730" officeooo:paragraph-rsid="00189730"/>
    </style:style>
    <style:style style:name="P21" style:family="paragraph" style:parent-style-name="Standard" style:list-style-name="L10">
      <style:text-properties officeooo:rsid="00189730" officeooo:paragraph-rsid="00189730"/>
    </style:style>
    <style:style style:name="P22" style:family="paragraph" style:parent-style-name="Standard" style:list-style-name="L11">
      <style:text-properties officeooo:rsid="00189730" officeooo:paragraph-rsid="001b842a"/>
    </style:style>
    <style:style style:name="P23" style:family="paragraph" style:parent-style-name="Standard" style:list-style-name="L15">
      <style:text-properties officeooo:rsid="00189730" officeooo:paragraph-rsid="00189730"/>
    </style:style>
    <style:style style:name="P24" style:family="paragraph" style:parent-style-name="Standard" style:list-style-name="L9">
      <style:text-properties officeooo:rsid="00191806" officeooo:paragraph-rsid="00191806"/>
    </style:style>
    <style:style style:name="P25" style:family="paragraph" style:parent-style-name="Standard" style:list-style-name="L9">
      <style:text-properties officeooo:rsid="00191806" officeooo:paragraph-rsid="001b842a"/>
    </style:style>
    <style:style style:name="P26" style:family="paragraph" style:parent-style-name="Standard" style:list-style-name="L13">
      <style:text-properties officeooo:rsid="00191806" officeooo:paragraph-rsid="00191806"/>
    </style:style>
    <style:style style:name="P27" style:family="paragraph" style:parent-style-name="Standard" style:list-style-name="L15">
      <style:text-properties officeooo:rsid="00191806" officeooo:paragraph-rsid="00191806"/>
    </style:style>
    <style:style style:name="P28" style:family="paragraph" style:parent-style-name="Standard" style:list-style-name="L12">
      <style:text-properties fo:font-style="normal" officeooo:rsid="001b842a" officeooo:paragraph-rsid="001b842a" style:font-style-asian="normal" style:font-style-complex="normal"/>
    </style:style>
    <style:style style:name="P29" style:family="paragraph" style:parent-style-name="Standard" style:list-style-name="L13">
      <style:text-properties officeooo:rsid="001d606b" officeooo:paragraph-rsid="001d606b"/>
    </style:style>
    <style:style style:name="P30" style:family="paragraph" style:parent-style-name="Standard" style:list-style-name="L14">
      <style:text-properties officeooo:rsid="001b842a" officeooo:paragraph-rsid="001b842a"/>
    </style:style>
    <style:style style:name="P31" style:family="paragraph" style:parent-style-name="Standard" style:list-style-name="L13">
      <style:text-properties officeooo:rsid="00242215" officeooo:paragraph-rsid="00242215"/>
    </style:style>
    <style:style style:name="T1" style:family="text">
      <style:text-properties officeooo:rsid="00134da8"/>
    </style:style>
    <style:style style:name="T2" style:family="text">
      <style:text-properties officeooo:rsid="0013c5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4da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c53c" style:font-style-asian="italic" style:font-style-complex="italic"/>
    </style:style>
    <style:style style:name="T7" style:family="text">
      <style:text-properties fo:font-style="italic" officeooo:rsid="00191806" style:font-style-asian="italic" style:font-style-complex="italic"/>
    </style:style>
    <style:style style:name="T8" style:family="text">
      <style:text-properties officeooo:rsid="0014d08b"/>
    </style:style>
    <style:style style:name="T9" style:family="text">
      <style:text-properties officeooo:rsid="00191806"/>
    </style:style>
    <style:style style:name="T10" style:family="text">
      <style:text-properties officeooo:rsid="001b842a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officeooo:rsid="00236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1">Description des differentes strategies</text:span></text:p>
      <text:p text:style-name="P7"/>
      <text:list xml:id="list7565435743785730113" text:style-name="L1">
        <text:list-item>
          <text:p text:style-name="P9">determination de la phase</text:p>
          <text:list>
            <text:list-item>
              <text:p text:style-name="P8"><text:span text:style-name="T2">la balle est significativement plus proche de moi &gt;&gt; </text:span><text:span text:style-name="T6">phase offensive</text:span></text:p>
            </text:list-item>
            <text:list-item>
              <text:p text:style-name="P9">la balle est significativement plus proche de lennemi que de moi &gt;&gt; <text:span text:style-name="T5">phase defensive</text:span></text:p>
            </text:list-item>
            <text:list-item>
              <text:p text:style-name="P9">la balle est a egale distance des joueurs dans un intervalle alpha &gt;&gt; <text:span text:style-name="T5">phase ambigue</text:span></text:p>
            </text:list-item>
          </text:list>
        </text:list-item>
      </text:list>
      <text:p text:style-name="P1"/>
      <text:p text:style-name="P1"/>
      <text:list xml:id="list4674032798949320237" text:style-name="L2">
        <text:list-item>
          <text:p text:style-name="P14"><text:span text:style-name="T4">Phase offensive</text:span><text:span text:style-name="T1"> ( balle nest pas a lennemi )</text:span></text:p>
        </text:list-item>
      </text:list>
      <text:list xml:id="list3445863707410187906" text:style-name="L3">
        <text:list-item>
          <text:p text:style-name="P15">si la balle est plus proche de moi que de lennemie (en 1v1) courir vers la balle</text:p>
        </text:list-item>
        <text:list-item>
          <text:p text:style-name="P15">balle est dans zone de controle: objectif = eviter ennemi + se rapprocher des buts</text:p>
          <text:list>
            <text:list-item>
              <text:p text:style-name="P15">si lenn<text:span text:style-name="T2">emi ne peut pas intercepter ma trajectoire allant vers les goals, foncer marquer</text:span></text:p>
            </text:list-item>
            <text:list-item>
              <text:p text:style-name="P10">si lennemi peut intercepter ma trajectoire; continue</text:p>
            </text:list-item>
          </text:list>
        </text:list-item>
        <text:list-item>
          <text:p text:style-name="P10">si lennemi ne couvre pas les goals</text:p>
          <text:list>
            <text:list-item>
              <text:p text:style-name="P10">si je suis a une distance suffisament proche (dependant du score et du risque), tirer marquer</text:p>
            </text:list-item>
            <text:list-item>
              <text:p text:style-name="P10">se rapprocher tant que la condition mere nest pas compromise &gt;&gt; tirer</text:p>
            </text:list-item>
          </text:list>
        </text:list-item>
        <text:list-item>
          <text:p text:style-name="P10">si lennemi couvre les goals</text:p>
          <text:list>
            <text:list-item>
              <text:p text:style-name="P10">si il est une suffisament eloigne</text:p>
            </text:list-item>
          </text:list>
        </text:list-item>
      </text:list>
      <text:list xml:id="list6957057733707083188" text:style-name="L4">
        <text:list-item>
          <text:p text:style-name="P11">se rapprocher des buts</text:p>
        </text:list-item>
        <text:list-item>
          <text:p text:style-name="P11">ou se placer dans une quelconque position propice </text:p>
        </text:list-item>
      </text:list>
      <text:list xml:id="list104854988385332" text:continue-list="list3445863707410187906" text:style-name="L3">
        <text:list-item>
          <text:list>
            <text:list-item>
              <text:p text:style-name="P10">si il est proche de moi &gt;&gt; manoeuvre devasion, <text:span text:style-name="T7">phase recuperation</text:span><text:span text:style-name="T9">,</text:span> drible, deplacement creatif <text:span text:style-name="T3">exploitant des bugs ennemis</text:span></text:p>
            </text:list-item>
          </text:list>
        </text:list-item>
      </text:list>
      <text:p text:style-name="P1"/>
      <text:p text:style-name="P1"/>
      <text:list xml:id="list424840339745260399" text:style-name="L5">
        <text:list-item>
          <text:p text:style-name="P16"><text:span text:style-name="T3">Phase ambigue</text:span> <text:span text:style-name="T2">( balle dans une zone neutre, apres un degagement, tir rate, engament )</text:span></text:p>
        </text:list-item>
      </text:list>
      <text:list xml:id="list2645652358434824640" text:style-name="L6">
        <text:list-item>
          <text:p text:style-name="P12">il sagit dun engagemen<text:span text:style-name="T8">t?</text:span></text:p>
        </text:list-item>
        <text:list-item>
          <text:p text:style-name="P17">Tir rate?</text:p>
        </text:list-item>
        <text:list-item>
          <text:p text:style-name="P17">Degagement?</text:p>
        </text:list-item>
        <text:list-item>
          <text:p text:style-name="P17">Position finale de la balle?</text:p>
          <text:p text:style-name="P17"/>
        </text:list-item>
      </text:list>
      <text:list xml:id="list1577794257027640844" text:style-name="L7">
        <text:list-item>
          <text:p text:style-name="P13">foncer vers ball</text:p>
        </text:list-item>
        <text:list-item>
          <text:p text:style-name="P18">ou proteger balle</text:p>
        </text:list-item>
      </text:list>
      <text:p text:style-name="P2"/>
      <text:list xml:id="list9109880263355728491" text:style-name="L8">
        <text:list-item>
          <text:p text:style-name="P19">Phase defensive</text:p>
        </text:list-item>
      </text:list>
      <text:list xml:id="list694898102839795193" text:style-name="L9">
        <text:list-item>
          <text:p text:style-name="P20">Goal non couvert</text:p>
          <text:list>
            <text:list-item>
              <text:p text:style-name="P20">Joueur ennemi plus proche des goals que toi</text:p>
            </text:list-item>
          </text:list>
        </text:list-item>
      </text:list>
      <text:list xml:id="list7685323123215102864" text:style-name="L10">
        <text:list-item>
          <text:list>
            <text:list-item>
              <text:list>
                <text:list-item>
                  <text:p text:style-name="P21">Couper vers les buts pour couvrir le plus rapidement les cages</text:p>
                </text:list-item>
              </text:list>
            </text:list-item>
          </text:list>
        </text:list-item>
      </text:list>
      <text:list xml:id="list104855524769702" text:continue-list="list694898102839795193" text:style-name="L9">
        <text:list-item>
          <text:list>
            <text:list-item>
              <text:p text:style-name="P20">Tu es le plus proche des goals</text:p>
              <text:list>
                <text:list-item>
                  <text:p text:style-name="P24">Balle ennemi suffisament proche pour etre dangereuse</text:p>
                </text:list-item>
              </text:list>
            </text:list-item>
          </text:list>
        </text:list-item>
      </text:list>
      <text:list xml:id="list4043451408000448889" text:style-name="L11">
        <text:list-item>
          <text:list>
            <text:list-item>
              <text:list>
                <text:list-item>
                  <text:p text:style-name="P22">Couvrir les cages; continue</text:p>
                </text:list-item>
              </text:list>
            </text:list-item>
          </text:list>
        </text:list-item>
      </text:list>
      <text:list xml:id="list104854635731882" text:continue-list="list104855524769702" text:style-name="L9">
        <text:list-item>
          <text:list>
            <text:list-item>
              <text:list>
                <text:list-item>
                  <text:p text:style-name="P25">Balle assez loin</text:p>
                </text:list-item>
              </text:list>
            </text:list-item>
          </text:list>
        </text:list-item>
      </text:list>
      <text:list xml:id="list1162705414525318233" text:style-name="L12">
        <text:list-item>
          <text:list>
            <text:list-item>
              <text:list>
                <text:list-item>
                  <text:p text:style-name="P28">Anticiper deplacement ennemi sur laxe goal balle</text:p>
                </text:list-item>
              </text:list>
            </text:list-item>
          </text:list>
        </text:list-item>
      </text:list>
      <text:list xml:id="list2261229047209481890" text:style-name="L13">
        <text:list-item>
          <text:p text:style-name="P26">Goal couvert</text:p>
          <text:list>
            <text:list-item>
              <text:p text:style-name="P26">Distance <text:span text:style-name="T10">ennemi</text:span> but?</text:p>
              <text:list>
                <text:list-item>
                  <text:p text:style-name="P29">Proche &gt;&gt; <text:span text:style-name="T12">strategie Gardien standard</text:span></text:p>
                </text:list-item>
                <text:list-item>
                  <text:p text:style-name="P29">medium &gt;&gt; decision defensive</text:p>
                </text:list-item>
                <text:list-item>
                  <text:p text:style-name="P29">loin &gt;&gt; placement</text:p>
                  <text:p text:style-name="P31">( decision defensive englobe les 3)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5">decision goal:</text:p>
      <text:list xml:id="list6690513617200990080" text:style-name="L14">
        <text:list-item>
          <text:p text:style-name="P30">triangle</text:p>
        </text:list-item>
        <text:list-item>
          <text:p text:style-name="P30">tenter le plongeon</text:p>
          <text:p text:style-name="P30"/>
        </text:list-item>
      </text:list>
      <text:p text:style-name="P3">decision defensive:</text:p>
      <text:list xml:id="list4448975195643222664" text:style-name="L15">
        <text:list-item>
          <text:p text:style-name="P23">tacler</text:p>
        </text:list-item>
        <text:list-item>
          <text:p text:style-name="P23">contenir <text:span text:style-name="T9">&gt;&gt; distance (PP – PB) &lt;= istance ennemi balle &gt;&gt; foncer recup balle </text:span></text:p>
        </text:list-item>
        <text:list-item>
          <text:p text:style-name="P27">retourner au goal</text:p>
        </text:list-item>
      </text:list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2:46.937205851</meta:creation-date>
    <dc:date>2018-02-28T10:48:54.472899218</dc:date>
    <meta:editing-duration>PT42M2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63" meta:character-count="1968" meta:non-whitespace-character-count="1691"/>
  </office:meta>
</office:document-meta>
</file>